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8A2FB708B88B6A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style:font-face style:name="inherit" svg:font-family="inherit"/>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50505" loext:opacity="100%" style:font-name="inherit" fo:font-size="9pt" fo:letter-spacing="normal" fo:font-style="normal" fo:font-weight="normal"/>
    </style:style>
    <style:style style:name="P2" style:family="paragraph" style:parent-style-name="Standard">
      <style:paragraph-properties fo:margin-left="0.021cm" fo:margin-right="0.021cm" fo:margin-top="0cm" fo:margin-bottom="0cm" style:contextual-spacing="false" fo:text-align="start" style:justify-single-word="false" fo:orphans="2" fo:widows="2" fo:text-indent="0cm" style:auto-text-indent="false"/>
      <style:text-properties fo:font-variant="normal" fo:text-transform="none" fo:color="#050505" loext:opacity="100%" style:font-name="inherit" fo:font-size="9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 vás všechny, které láká SAPA a moc se tam neorientujete je určený tenhle přehled podniků. Je to jen první výběr, samosebou je tam toho více.</text:p>
      <text:p text:style-name="P2">Věnováno Deutscherům, Báře Š. a Danovi K. <draw:frame draw:style-name="fr1" draw:name="Obrázek1" text:anchor-type="as-char" svg:width="0.339cm" svg:height="0.339cm" draw:z-index="0"><draw:image xlink:href="Pictures/100000010000001800000018A2FB708B88B6A949.png" xlink:type="simple" xlink:show="embed" xlink:actuate="onLoad" draw:mime-type="image/png"/><svg:title>🙂</svg:title></draw:frame></text:p>
      <text:p text:style-name="P2"/>
      <text:p text:style-name="P1">1.BUN BO HUÉ - je podnik paní O Lý. Absolutně odlišné Bun Bo Nam Bo, plně sypané oříšky. Kdo okusí, ten ví. Už jsem tu viděl se ládovat lidi všech postavení a statusů, je to dokonalé. Její Bun Bo poznáte navždy mezi stovkou jiných.Lámu si hlavu, čím to je...prozradím vám však, jak to jím: dochutím si ho citrónem, naloženým česnekem a tzv. kohoutem - chilli omáčkou. Navíc, když řádí chřipky, kombinuji to se zázvorovým pitím a normálně se tu "přestřelím" veškerou možnou sílou přírodních ATB. Zabírá to.</text:p>
      <text:p text:style-name="P1"/>
      <text:p text:style-name="P1">2.CHI HAI - se prezentuje jako street foodová záležitost. Mladý kolektiv, co spíše vládne rodným jazykem a angličtinou. Nabídka velmi pestrá. Útulné prostředí s ratanovým nábytkem. Vynikající koloniální bagety a také rychlá jídla, která si můžete prohlédnout na FB. Za zmínku stojí i jejich ledový čaj, dezerty Che nebo různé variace tofu. Na Sapu zavírají dost brzo, tuším kolem 17h. Každopádně jde o velmi dynamické bistro, kde se menu mění.</text:p>
      <text:p text:style-name="P1"/>
      <text:p text:style-name="P1">3.HA NOI - je restaurace či bistro, ve kterém najdete další autentickou kuchyni. Za sebe bych doporučil Bun Thang, což trochu vypadá jako koláč frgál, protože má stejné členění. Ale jde o několik druhů masa, zeleniny a to vše zalito vývarem. My van Than je další lahůdka, kterou často v Sapě nenajdete. Tečkou je místní dezert s francouzským karamelem.</text:p>
      <text:p text:style-name="P1">4.PHO NAM DINH - tady jím tzv. nesmažené závitky a hlavně Bun ca, což je smažený kapr v polévce. Zapomeňte však na chuť a vůni, co znáte. Je vysoká pravděpodobnost, že si ji oblíbíte. Vzal jsem sem i návštěvu z Paříže a taky jim chutnalo. Jde o tzv. sekýrkovou polévku mdlejší chuti, kterou si dotvoříte všemi ingrediencemi, co vám nanosí na stůl.Věřte, že ta zelenina není jen na chuť, ale má mnoho léčivých účinků. K tomu si dávám čaj Khong Do (někdy mu říkají "Zírou Tý"). Sledoval jsem tu už v televizi i Miss Vietnam, kterou považuji za vizuální zážitek.</text:p>
      <text:p text:style-name="P1">5.BANH MI - představte si, že vpadnete do kuchyně a zavoláte: mami, mám hlad! A dostanete naprosto dokonalou bagetu. Malý rozdíl je, že tady pozdravíte a objednáte si, zbytek je stejný. Stojíte v kuchyni.Mají tu i tradiční vietnamskou kávu z provincie Dak Lak. Nabídku neustále rozšiřují.</text:p>
      <text:p text:style-name="P1">6.HO SEN QUAN (aka LOTUS)- najdete v těsné blízkosti DUNG LIEN. Mají až přepestrou nabídku pokrmů. A teď pozor, my co se neřídíme hoaxy si tu dáváme Pomalu dušeného pangase v hliněné misce s hovězím.Myslím, že je to Cá kho.Pamatujete si hoax o nebezpečí pangase? Právě na tento popud udělal hygienik testy na ryby ze Sapy a dopadly lépe, než kapři ve Vltavě. Reálně jsem tu zažil dívku z diplomatických sborů, co tu rybu z misky vyškrabala do posledního sousta.Zvažte sezení v patře, odkud uvidíte velký kus Sapy. Zde je k mání i klasika Com Binh Dan, kterou má rád snad každý Vietnamec.</text:p>
      <text:p text:style-name="P1">7.DUNG LIEN - aneb nejlepší kachní maso od roku 2012, jak říká na zdi článek z Blesku. Ta grilovaná kachna je vynikající a doporučuji si nechat naservírovat dohromady pro pár. Předminulý rok jsem tu trávil s mamkou vánoční oběd. My a asi 50 švitořících Vietnamců. Ojedinělá atmosféra.</text:p>
      <text:p text:style-name="P1">8.BÁNH CUON NONG - je taková vyšší dívčí.Moc turistů a neználků to mine. Musíte trefit po schodech nad hračkárnou a objednávka bude jednoduchá. Mají jen Banh cuon, což jsou čerstvé rýžové rolky s koriandrem a masem, posypané cibulkou, k tomu křehká vietnamská sekaná a salát.Tady jsem poprvé koupil pro muže povzbuzující nápoj - výluh z vlaštovčích hnízd...poté doma rok ležel, než jsme našli odvahu to vypít....není to tak zlé.</text:p>
      <text:p text:style-name="P1">9.HIPPO CAFÉ - v patře za tzv. boudami je kavárna, která sdílí prostor s indoor golfem. Mají tu i prosklenou pražírnu. Specializují se na vietnamskou kávu z oblasti Da Lat. Doporučuji espresso a sednout si na verandu. Myslím, že vás pak ohromí nízká cena oproti poznatelné kvalitě. Když prší, sedí se uvnitř a tady najdete balenou kávu mnoha druhů i použití.</text:p>
      <text:p text:style-name="P2">10.HUE XUA - restaurace mi dlouho unikala, protože má zavřené v pondělí.Najdete ji v průjezdu pod nejvyšší budovou.Určitě bych tu šel do nudlových jidel. Skvělé bylo Bun Bo Nam Bo.Mají tu i šnečí polévku Bun oc. Jo, a na hůlky nepatlejte citron <draw:frame draw:style-name="fr1" draw:name="Obrázek2" text:anchor-type="as-char" svg:width="0.339cm" svg:height="0.339cm" draw:z-index="1"><draw:image xlink:href="Pictures/100000010000001800000018A2FB708B88B6A949.png" xlink:type="simple" xlink:show="embed" xlink:actuate="onLoad" draw:mime-type="image/png"/><svg:title>🙂</svg:title></draw:frame>.</text:p>
      <text:p text:style-name="P1">11.VIETNAMSKÝ NÁČELNÍK (Truong Thon Quan) - je větší restaurační prostor. Majitel je příjemný a ochotný se orientovat na požadavky Čechů, ale myslím si, že sem jdeme všichni za autenticitou. Dostanete tu klasiku. Od Pho přes Bun Bo Nam Bo po Kung Pao. Občas se tu konají rodinné slavnosti. Vstup do restaurace má svéráznou výzdobu v podobě prsní zeleniny.</text:p>
      <text:p text:style-name="P1">12.BUN CÁ - Rohové bistro, co se specializuje na kapra v polévce Bun Cá.Měli tu i Bun moc, což je vývar a k němu vepřové knedlíčky. V poledne si tu moc nesednete. Před dveřmi mají malý stánek s dezerty Che a smažené koule Bánh rán plněné mungopastou.</text:p>
      <text:p text:style-name="P1">14.PHO LAN - sousedí s restaurací 999. Je to rodinná záležitost. Doporučil bych Smaženého úhoře a skleněné nudle, což je jejich specialita. Je v tom trochu má škodolibost, protože minule, když jsem to tu jedl, nešly nudle nabrat a dost jsme se tu nasmáli. Majitelé mě ujistili, že s tím mají stejný problém.</text:p>
      <text:p text:style-name="P1">15.SANH QUAN - najdete ji u tzv. Jižní brány. To je ta okrasná. Sympatické servírky. Jídlo je občas v nabídce slevomatu. Mě nejvíc chutnají krevety zapečené s batáty.Jak mají sami ve štítu, specializují se na polévky a nudle.</text:p>
      <text:p text:style-name="P2">16.HOA SUA - Nově otevřená kavárna na místě, kde byla již jiná kavárna Ca Phe Xinh. Mezi komunitou se nese postoj, že kdo během dne chodí do kavárny, má dost času proto, že je bohatý a pracují za něj jeho zaměstnanci.Tak jsem asi bohatý <draw:frame draw:style-name="fr1" draw:name="Obrázek3" text:anchor-type="as-char" svg:width="0.339cm" svg:height="0.339cm" draw:z-index="2"><draw:image xlink:href="Pictures/100000010000001800000018A2FB708B88B6A949.png" xlink:type="simple" xlink:show="embed" xlink:actuate="onLoad" draw:mime-type="image/png"/><svg:title>🙂</svg:title></draw:frame>.</text:p>
      <text:p text:style-name="P1">17.TÓC VIET - Trošku divoké kadeřnictví, ale hodně žádané a stále plné. Někdy je to i vizuální zážitek. Kadeřníci už od pohledu umí. Já bych tu to měl vzhledem k porostu rychle a draze.</text:p>
      <text:p text:style-name="P1"><text:soft-page-break/>18.SIEU THI HAN QUOC Tohle je Korea na vietnamském území. My sem chodíme pro čaje, mořské řasy a bonbóny se zeleným čajem. Koupíte tu však i kosmetiku, nápoje nebo rýžovary. Lze platit kartou.</text:p>
      <text:p text:style-name="P1">19.CUONG GIANG - jsou potraviny v sousedství budhistického chrámku. Seženete tu od citrónové trávy, přes durian po kraby naprosto vše. Velký výběr mražených ryb a taky čerstvé zeleniny.</text:p>
      <text:p text:style-name="P1">20.BAN CA TUOI SONG - další obchod, kde je pestrý výběr potravin, ale i keramiky a třeba formiček na rýži.Na hromadu zelených bylinek doporučuji projít nějaký kurz. Nejlépe u Jany ze Zásadně zdravě, protože názvy vám fakt nic neřeknou.</text:p>
      <text:p text:style-name="P1">tzv. pod čarou...</text:p>
      <text:p text:style-name="P1">21.HAI HA - má v českých kruzích ambivalentní pověst. Jejich jídlo Bun cha je vyhlášené, stejně tak však nepříjemné vystupování majitelky. Asi to budu muset pro posouzení risknout a vyzkoušet. Je to jediné bistro, co zde uvádím a nejedl jsem zde. Jak se maso na "bunču" griluje můžete sledovat v boční uličce vedle bistra, kde je gri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9:15:16.397000000</meta:creation-date>
    <dc:date>2022-03-16T12:05:48.573000000</dc:date>
    <meta:editing-duration>PT16H40M21S</meta:editing-duration>
    <meta:editing-cycles>1</meta:editing-cycles>
    <meta:document-statistic meta:table-count="0" meta:image-count="3" meta:object-count="0" meta:page-count="2" meta:paragraph-count="23" meta:word-count="1153" meta:character-count="6760" meta:non-whitespace-character-count="5629"/>
    <meta:generator>LibreOffice/7.2.2.2$Windows_X86_64 LibreOffice_project/02b2acce88a210515b4a5bb2e46cbfb63fe97d56</meta:generator>
  </office:meta>
</office:document-meta>
</file>